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c748" officeooo:paragraph-rsid="0004c748"/>
    </style:style>
    <style:style style:name="P2" style:family="paragraph" style:parent-style-name="Standard">
      <style:text-properties officeooo:rsid="00062ac6" officeooo:paragraph-rsid="00062ac6"/>
    </style:style>
    <style:style style:name="P3" style:family="paragraph" style:parent-style-name="Standard">
      <style:text-properties officeooo:rsid="000802fb" officeooo:paragraph-rsid="000802f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728cm" svg:width="1.829cm" svg:height="1.1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Sea <draw:frame draw:style-name="fr1" draw:name="Object2" text:anchor-type="as-char" svg:y="-0.393cm" svg:width="1.586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Entonces <draw:frame draw:style-name="fr1" draw:name="Object3" text:anchor-type="as-char" svg:y="-0.728cm" svg:width="3.701cm" svg:height="1.1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Luego por cada h se deben sumar n-1 ies</text:p>
      <text:p text:style-name="P1"/>
      <text:p text:style-name="P1">Entonces <draw:frame draw:style-name="fr1" draw:name="Object4" text:anchor-type="as-char" svg:y="-0.728cm" svg:width="6.733cm" svg:height="1.16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2">caso n=1</text:p>
      <text:p text:style-name="P2"/>
      <text:p text:style-name="P2">i=2</text:p>
      <text:p text:style-name="P2"><text:tab/>1</text:p>
      <text:p text:style-name="P2">i=3</text:p>
      <text:p text:style-name="P2"><text:tab/>1 + 1 </text:p>
      <text:p text:style-name="P2">i=4</text:p>
      <text:p text:style-name="P2"><text:tab/>1 + 1 + 1</text:p>
      <text:p text:style-name="P2">i=5</text:p>
      <text:p text:style-name="P2"><text:tab/>1 + 1 + 1 + 1</text:p>
      <text:p text:style-name="P2">i=6</text:p>
      <text:p text:style-name="P2"><text:tab/>1 + 1 + 1 + 1 + 1 </text:p>
      <text:p text:style-name="P3">TOTAL: 20 pasos por los E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6:48:21.951521958</meta:creation-date>
    <dc:date>2015-10-30T06:55:52.169626106</dc:date>
    <meta:editing-duration>PT7M31S</meta:editing-duration>
    <meta:editing-cycles>4</meta:editing-cycles>
    <meta:generator>LibreOffice/5.0.1.2.0$Linux_X86_64 LibreOffice_project/00m0$Build-2</meta:generator>
    <meta:document-statistic meta:table-count="0" meta:image-count="0" meta:object-count="4" meta:page-count="1" meta:paragraph-count="17" meta:word-count="50" meta:character-count="164" meta:non-whitespace-character-count="12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2</mn>
        </mrow>
        <mrow>
          <mi>i</mi>
          <mo stretchy="false">=</mo>
          <mi>n</mi>
        </mrow>
      </munderover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row>
    <annotation encoding="StarMath 5.0">sum from{i=2} to{i=n} ( i-1 ) 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i>i</mi>
        <mo stretchy="false">−</mo>
        <mn>1</mn>
      </mrow>
    </mrow>
    <annotation encoding="StarMath 5.0">h=i-1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h</mi>
            <mo stretchy="false">=</mo>
            <mn>1</mn>
          </mrow>
          <mrow>
            <mi>h</mi>
            <mo stretchy="false">=</mo>
            <mrow>
              <mi>n</mi>
              <mo stretchy="false">−</mo>
              <mn>1</mn>
            </mrow>
          </mrow>
        </munderover>
        <mrow>
          <mo fence="true" stretchy="false">(</mo>
          <mrow>
            <mi>h</mi>
          </mrow>
          <mo fence="true" stretchy="false">)</mo>
        </mrow>
      </mrow>
      <mo stretchy="false">=</mo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n</mi>
        </mrow>
        <mn>2</mn>
      </mfrac>
    </mrow>
    <annotation encoding="StarMath 5.0">sum from{h=1} to{h=n-1} ( h ) = { (n-1)n } over { 2 }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2</mn>
            </mrow>
            <mrow>
              <mi>i</mi>
              <mo stretchy="false">=</mo>
              <mi>n</mi>
            </mrow>
          </munderover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row>
        <mo stretchy="false">=</mo>
        <mrow>
          <mfrac>
            <mrow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i>n</mi>
            </mrow>
            <mn>2</mn>
          </mfrac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o stretchy="false">≡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sum from{i=2} to{i=n} ( i-1 ) = { (n-1)n } over { 2 } + ( n-1 ) equiv O( n^2 )</annotation>
  </semantics>
</math>
</file>